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officeooo:rsid="00114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dad 1</text:p>
      <text:p text:style-name="Standard">Medición. Unidad de análisis, variables, categorías. Los símbolos numéricos y su empleo en la</text:p>
      <text:p text:style-name="Standard">medición. Escalas de medición. Escala nominal, ordinal, intervalar y proporcional.</text:p>
      <text:p text:style-name="Standard"/>
      <text:p text:style-name="P1">Unidad 2</text:p>
      <text:p text:style-name="Standard">Presentación de los datos. Matriz de datos. Tablas de distribución de frecuencias. Frecuencias absolutas y relativas, simples y acumuladas. Representaciones gráficas de distribuciones de frecuencias. Histograma. Polígonos de frecuencia. Gráfico de barras para la frecuencia.</text:p>
      <text:p text:style-name="Standard"/>
      <text:p text:style-name="P1">Unidad 3</text:p>
      <text:p text:style-name="Standard">Medidas de centralidad. Proporción, modo, mediana, cuartiles, percientles, media aritmética. Medidas de variabilidad. Varianza, desvío estándar, coeficiente de variación, recorrido, recorrido intercuartilar y semi recorrido intercuartilar. Representación gráfica de medidas de resumen. Boxplots, gráfico de barras. El individuo en relación a su grupo. Puntaje z.</text:p>
      <text:p text:style-name="Standard"/>
      <text:p text:style-name="P1">Unidad 4</text:p>
      <text:p text:style-name="Standard">Relaciones entre variables. Independencia de variables. Tablas de contingencia. Frecuencias observadas y frecuencias esperadas. Medidas de la intensidad de las asociación según el nivel de medición de las variables. Chi cuadrado, Q de Kendall, Phi de Yule, Coeficiente de contingencia C de Pearson, V de Cramer, r de Spearman, r de Pearson. Representaciones gráficas de asociación de variables. Gráfico de pu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9" meta:word-count="173" meta:character-count="1256" meta:non-whitespace-character-count="1092"/>
  </office:meta>
</office:document-meta>
</file>